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troduction to Classes – Rectangle Class</text:p>
      <text:p text:style-name="Author"><text:a xlink:type="simple" xlink:href="https://csci-1301.github.io/about#authors" office:name=""><text:span text:style-name="Definition">https://csci-1301.github.io/about#authors</text:span></text:a></text:p>
      <text:p text:style-name="Date">May 27, 2021 (08:49:3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a-pre-defined-class"/>Using a Pre-Defined Class<text:bookmark-end text:name="using-a-pre-defined-class"/></text:h>
      <text:p text:style-name="First_20_paragraph">This lab will guide you in your first manipulation of a programmer-defined class. We will use the example shown in lecture. The last part is challenging; therefore, we will give a possible solution to it in the next class, but make sure you try to solve it by yourself beforehand.</text:p>
      <text:h text:style-name="Heading_20_2" text:outline-level="2"><text:bookmark-start text:name="manipulating-two-.cs-files-at-a-time"/>Manipulating Two <text:span text:style-name="OperatorTok">.</text:span><text:span text:style-name="FunctionTok">cs</text:span> Files at a Time<text:bookmark-end text:name="manipulating-two-.cs-files-at-a-time"/></text:h>
      <text:list text:style-name="L1">
        <text:list-item>
          <text:p text:style-name="P1">Download <text:a xlink:type="simple" xlink:href="Rectangle_Solution.zip" office:name=""><text:span text:style-name="Definition">the Rectangle project</text:span></text:a>, extract it, and open it with VS. Note that in the “Solution Explorer”, there are two <text:span text:style-name="NormalTok">cs</text:span> files listed: <text:span text:style-name="NormalTok">Program</text:span><text:span text:style-name="OperatorTok">.</text:span><text:span text:style-name="FunctionTok">cs</text:span> and <text:span text:style-name="NormalTok">Rectangle</text:span><text:span text:style-name="OperatorTok">.</text:span><text:span text:style-name="FunctionTok">cs</text:span>.</text:p>
        </text:list-item>
        <text:list-item>
          <text:p text:style-name="P1">In the Solution Explorer, double-click on <text:span text:style-name="NormalTok">Rectangle</text:span><text:span text:style-name="OperatorTok">.</text:span><text:span text:style-name="FunctionTok">cs</text:span> and note how close it is to what was presented during the lecture.</text:p>
        </text:list-item>
        <text:list-item>
          <text:p text:style-name="P1">In the Solution Explorer, double-click on <text:span text:style-name="NormalTok">Program</text:span><text:span text:style-name="OperatorTok">.</text:span><text:span text:style-name="FunctionTok">cs</text:span> and observe it.</text:p>
        </text:list-item>
        <text:list-item>
          <text:p text:style-name="P1">Compile and execute the code.</text:p>
        </text:list-item>
        <text:list-item>
          <text:p text:style-name="P1">Now, do the following:</text:p>
        </text:list-item>
      </text:list>
      <text:list text:style-name="L2">
        <text:list-item>
          <text:p text:style-name="P2">Introduce a syntactical error in <text:span text:style-name="NormalTok">Program</text:span><text:span text:style-name="OperatorTok">.</text:span><text:span text:style-name="FunctionTok">cs</text:span> (e.g., remove a <text:span text:style-name="OperatorTok">;</text:span>), and try to build the solution: what do you observe? Restore the program to its previous state, using CTRL + z to “undo” your operation.</text:p>
        </text:list-item>
        <text:list-item>
          <text:p text:style-name="P2">Introduce a syntactical error in <text:span text:style-name="NormalTok">Rectangle</text:span><text:span text:style-name="OperatorTok">.</text:span><text:span text:style-name="FunctionTok">cs</text:span> (e.g., remove a <text:span text:style-name="OperatorTok">;</text:span>), and try to build the solution: what do you observe? Undo the modification using CTRL + z.</text:p>
        </text:list-item>
        <text:list-item>
          <text:p text:style-name="P2">Add <text:span text:style-name="NormalTok">length </text:span><text:span text:style-name="OperatorTok">=</text:span><text:span text:style-name="NormalTok"><text:s text:c="1"/></text:span><text:span text:style-name="DecValTok">12</text:span><text:span text:style-name="OperatorTok">;</text:span> in the main method of <text:span text:style-name="NormalTok">Program</text:span><text:span text:style-name="OperatorTok">.</text:span><text:span text:style-name="FunctionTok">cs</text:span> and try to build the solution: what do you observe? Undo the modification using CTRL + z.</text:p>
        </text:list-item>
      </text:list>
      <text:h text:style-name="Heading_20_2" text:outline-level="2"><text:bookmark-start text:name="enriching-program.cs"/>Enriching <text:span text:style-name="NormalTok">Program</text:span><text:span text:style-name="OperatorTok">.</text:span><text:span text:style-name="FunctionTok">cs</text:span><text:bookmark-end text:name="enriching-program.cs"/></text:h>
      <text:p text:style-name="First_20_paragraph">Edit the <text:span text:style-name="NormalTok">Main</text:span> method of <text:span text:style-name="NormalTok">Program</text:span><text:span text:style-name="OperatorTok">.</text:span><text:span text:style-name="FunctionTok">cs</text:span> by adding at its end statements that perform the following:</text:p>
      <text:list text:style-name="L3">
        <text:list-item>
          <text:p text:style-name="P3">Create a second <text:span text:style-name="NormalTok">Rectangle</text:span> object and set its length and width to 3.</text:p>
        </text:list-item>
        <text:list-item>
          <text:p text:style-name="P3">Create a third <text:span text:style-name="NormalTok">Rectangle</text:span> object and ask the user to specify its length and width. Display the area of this rectangle on the screen.</text:p>
        </text:list-item>
        <text:list-item>
          <text:p text:style-name="P3">Create a fourth <text:span text:style-name="NormalTok">Rectangle</text:span> object, do not specify its length or width, and display them on the screen. What do you observe?</text:p>
        </text:list-item>
      </text:list>
      <text:p text:style-name="First_20_paragraph">In the last part, you may notice that the length and the width of the newly created object were assigned default values. To know more about this, refer to <text:a xlink:type="simple" xlink:href="https://docs.microsoft.com/en-us/dotnet/csharp/language-reference/keywords/default-values-table" office:name=""><text:span text:style-name="Definition">the documentation on default values of C# types</text:span></text:a>.</text:p>
      <text:h text:style-name="Heading_20_2" text:outline-level="2"><text:bookmark-start text:name="editing-rectangle.cs"/>Editing <text:span text:style-name="NormalTok">Rectangle</text:span><text:span text:style-name="OperatorTok">.</text:span><text:span text:style-name="FunctionTok">cs</text:span><text:bookmark-end text:name="editing-rectangle.cs"/></text:h>
      <text:p text:style-name="First_20_paragraph">Edit <text:span text:style-name="NormalTok">Rectangle</text:span><text:span text:style-name="OperatorTok">.</text:span><text:span text:style-name="FunctionTok">cs</text:span>:</text:p>
      <text:list text:style-name="L4">
        <text:list-item>
          <text:p text:style-name="P4">Rename every instance of <text:span text:style-name="NormalTok">lengthParameter</text:span> to <text:span text:style-name="NormalTok">lengthP</text:span> in the <text:span text:style-name="NormalTok">SetLength</text:span> method (that is, replace the two occurrences). You can use the <text:a xlink:type="simple" xlink:href="https://docs.microsoft.com/en-us/visualstudio/ide/reference/rename?view=vs-2019" office:name=""><text:span text:style-name="Definition">symbol refactoring</text:span></text:a> feature of C# to do so. Compile and run your program. What do you observe?</text:p>
        </text:list-item>
        <text:list-item>
          <text:p text:style-name="P4">Some people use the convention of prefixing instance variables with <text:span text:style-name="NormalTok">_</text:span> (the underscore character), <text:span text:style-name="NormalTok">m</text:span> (for “member”), or even <text:span text:style-name="NormalTok">m_</text:span>. You can always find someone furiously advocating for one particular convention, but the truth is that if you’re not forced to use one (for example, by the rules of a software company you work for), you should pick whichever suits you best. Still, just to use it at least once, rename every instance of <text:span text:style-name="NormalTok">width</text:span> into <text:span text:style-name="NormalTok">m_width</text:span> and see how it feels. Compile and run your program. What do you observe? Either undo this modification or rename <text:span text:style-name="NormalTok">length</text:span> into <text:span text:style-name="NormalTok">m_length</text:span> (you have to be consistent!).</text:p>
        </text:list-item>
        <text:list-item>
          <text:p text:style-name="P4">Change the name of one of the accessor methods in <text:span text:style-name="NormalTok">Rectangle</text:span><text:span text:style-name="OperatorTok">.</text:span><text:span text:style-name="FunctionTok">cs</text:span> without changing it in <text:span text:style-name="NormalTok">Program</text:span><text:span text:style-name="OperatorTok">.</text:span><text:span text:style-name="FunctionTok">cs</text:span>. Compile and run your program. What do you observe? Undo your modification.</text:p>
        </text:list-item>
      </text:list>
      <text:h text:style-name="Heading_20_2" text:outline-level="2"><text:bookmark-start text:name="enriching-rectangle.cs"/>Enriching <text:span text:style-name="NormalTok">Rectangle</text:span><text:span text:style-name="OperatorTok">.</text:span><text:span text:style-name="FunctionTok">cs</text:span><text:bookmark-end text:name="enriching-rectangle.cs"/></text:h>
      <text:p text:style-name="First_20_paragraph">Taking inspiration from the <text:span text:style-name="FunctionTok">ComputeArea</text:span><text:span text:style-name="OperatorTok">()</text:span> method, write three new methods:</text:p>
      <text:list text:style-name="L5">
        <text:list-item>
          <text:p text:style-name="P5">A method that returns the perimeter of the calling object.</text:p>
        </text:list-item>
        <text:list-item>
          <text:p text:style-name="P5">A method that doubles the length and the width of the calling object.</text:p>
        </text:list-item>
        <text:list-item>
          <text:p text:style-name="P5">A method that swaps the length and the width of the calling object.</text:p>
        </text:list-item>
      </text:list>
      <text:p text:style-name="First_20_paragraph">For each method: pick a (valid) name, think about the return type and the parameters, and write the body of the method carefully. After compilation succeeds, call that method in <text:span text:style-name="NormalTok">Program</text:span><text:span text:style-name="OperatorTok">.</text:span><text:span text:style-name="FunctionTok">cs</text:span> and see if it has the expected behavior.</text:p>
      <text:p text:style-name="Text_20_body">This is more challenging than the rest of the lab, so if you are unable to finish this part during the lab session, do not worry, but take the time to study <text:a xlink:type="simple" xlink:href="Enriched_Rectangle.zip" office:name=""><text:span text:style-name="Definition">a possible solution</text:span></text:a> to this problem.</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Introduction to Classes – Rectang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7T20:49:41Z</meta:creation-date>
    <dc:date>2021-05-27T20:49:41Z</dc:date>
    <meta:user-defined meta:name="date" meta:value-type="string">May  27, 2021 (08:49:3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